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svg:stroke-color="#000000" svg:stroke-opacity="100%" draw:stroke-linejoin="miter" svg:stroke-linecap="butt" draw:fill="non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02cm" svg:stroke-color="#000000" svg:stroke-opacity="100%" draw:stroke-linejoin="miter" svg:stroke-linecap="butt" draw:fill="none" fo:padding-top="0.135cm" fo:padding-bottom="0.135cm" fo:padding-left="0.26cm" fo:padding-right="0.26cm" loext:decorative="false"/>
    </style:style>
    <style:style style:name="gr4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top" fo:min-height="0.428cm" fo:min-width="2.54cm" fo:padding-top="0.071cm" fo:padding-bottom="0.035cm" fo:padding-left="0.071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2.429cm" fo:min-width="2.54cm" fo:padding-top="0.071cm" fo:padding-bottom="0cm" fo:padding-left="0.071cm" fo:padding-right="0.07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288cm" fo:min-width="2.54cm" fo:padding-top="0.141cm" fo:padding-bottom="0.07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465cm" fo:min-width="2.54cm" fo:padding-top="0.035cm" fo:padding-bottom="0cm" fo:padding-left="0cm" fo:padding-right="0.035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2cm" svg:stroke-color="#000000" svg:stroke-opacity="100%" draw:stroke-linejoin="round" svg:stroke-linecap="round" draw:fill="none" fo:padding-top="0.135cm" fo:padding-bottom="0.135cm" fo:padding-left="0.26cm" fo:padding-right="0.26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cm" svg:stroke-color="#000000" svg:stroke-opacity="100%" draw:stroke-linejoin="round" svg:stroke-linecap="round" draw:fill="none" fo:padding-top="0.135cm" fo:padding-bottom="0.135cm" fo:padding-left="0.26cm" fo:padding-right="0.26cm" loext:decorative="false"/>
    </style:style>
    <style:style style:name="gr12" style:family="graphic" style:parent-style-name="standard">
      <style:graphic-properties draw:stroke="none" draw:fill="none" draw:textarea-vertical-align="middle" fo:min-height="1.288cm" fo:min-width="2.54cm" fo:padding-top="0.141cm" fo:padding-bottom="0.071cm" fo:padding-left="0.071cm" fo:padding-right="0.071cm" loext:decorative="false"/>
      <style:paragraph-properties style:writing-mode="lr-tb"/>
    </style:style>
    <style:style style:name="gr13" style:family="graphic" style:parent-style-name="standard">
      <style:graphic-properties draw:stroke="solid" svg:stroke-width="0.1cm" svg:stroke-color="#000000" svg:stroke-opacity="100%" draw:stroke-linejoin="miter" svg:stroke-linecap="square" draw:fill="none" fo:padding-top="0.175cm" fo:padding-bottom="0.175cm" fo:padding-left="0.3cm" fo:padding-right="0.3cm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03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47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5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20%" fo:text-align="start" fo:text-indent="0cm"/>
      <style:text-properties fo:font-size="9pt" style:font-size-asian="9pt" style:font-size-complex="9pt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9pt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20%" fo:text-align="center" fo:text-indent="0cm"/>
      <style:text-properties fo:font-size="13.8000001907349pt" style:text-underline-style="solid" style:text-underline-width="auto" style:text-underline-color="font-color" style:font-size-asian="13pt" style:font-size-complex="13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font-size="13.8000001907349pt" style:text-underline-style="solid" style:text-underline-width="auto" style:text-underline-color="font-color" style:font-size-asian="13pt" style:font-size-complex="13pt"/>
    </style:style>
    <style:style style:name="P15" style:family="paragraph">
      <style:paragraph-properties fo:line-height="0.8cm"/>
      <style:text-properties fo:font-size="13.8000001907349pt" fo:font-style="italic" style:font-size-asian="13.8000001907349pt" style:font-style-asian="italic" style:font-size-complex="13.8000001907349pt" style:font-style-complex="italic"/>
    </style:style>
    <style:style style:name="P16" style:family="paragraph">
      <style:paragraph-properties fo:margin-left="0cm" fo:margin-right="0cm" fo:margin-top="0cm" fo:margin-bottom="0cm" fo:line-height="0.8cm" fo:text-indent="0cm"/>
      <style:text-properties fo:font-size="13.8000001907349pt" fo:font-style="italic" style:font-size-asian="13.8000001907349pt" style:font-style-asian="italic" style:font-size-complex="13.8000001907349pt" style:font-style-complex="italic"/>
    </style:style>
    <style:style style:name="P17" style:family="paragraph">
      <loext:graphic-properties draw:fill="none" draw:fill-color="#ffffff"/>
      <style:paragraph-properties fo:line-height="0.8cm"/>
      <style:text-properties fo:font-size="13.8000001907349pt" fo:font-style="italic" style:font-size-asian="13.8000001907349pt" style:font-style-asian="italic" style:font-size-complex="13.8000001907349pt" style:font-style-complex="italic"/>
    </style:style>
    <style:style style:name="P18" style:family="paragraph">
      <style:paragraph-properties fo:text-align="center"/>
      <style:text-properties fo:font-size="13.8000001907349pt" fo:font-style="italic" style:font-style-asian="italic" style:font-style-complex="italic"/>
    </style:style>
    <style:style style:name="P19" style:family="paragraph">
      <loext:graphic-properties draw:fill="none" draw:fill-color="#ffffff"/>
      <style:paragraph-properties fo:text-align="center"/>
      <style:text-properties fo:font-size="13.8000001907349pt" fo:font-style="italic" style:font-style-asian="italic" style:font-style-complex="italic"/>
    </style:style>
    <style:style style:name="P20" style:family="paragraph">
      <style:text-properties fo:font-size="13.6999998092651pt" fo:letter-spacing="-0.03cm" fo:font-style="italic" style:font-size-asian="13.6999998092651pt" style:font-style-asian="italic" style:font-size-complex="13.6999998092651pt" style:font-style-complex="italic"/>
    </style:style>
    <style:style style:name="P21" style:family="paragraph">
      <loext:graphic-properties draw:fill="none" draw:fill-color="#ffffff"/>
      <style:text-properties fo:font-size="13.6999998092651pt" fo:letter-spacing="-0.03cm" fo:font-style="italic" style:font-size-asian="13.6999998092651pt" style:font-style-asian="italic" style:font-size-complex="13.6999998092651pt" style:font-style-complex="italic"/>
    </style:style>
    <style:style style:name="P22" style:family="paragraph">
      <style:text-properties fo:font-size="12.1000003814697pt" fo:letter-spacing="-0.03cm" fo:font-style="italic" style:font-size-asian="12.1000003814697pt" style:font-style-asian="italic" style:font-size-complex="12.1000003814697pt" style:font-style-complex="italic"/>
    </style:style>
    <style:style style:name="P23" style:family="paragraph">
      <loext:graphic-properties draw:fill="none" draw:fill-color="#ffffff"/>
      <style:text-properties fo:font-size="12.1000003814697pt" fo:letter-spacing="-0.03cm" fo:font-style="italic" style:font-size-asian="12.1000003814697pt" style:font-style-asian="italic" style:font-size-complex="12.1000003814697pt" style:font-style-complex="italic"/>
    </style:style>
    <style:style style:name="T1" style:family="text">
      <style:text-properties fo:color="#000000" loext:opacity="100%"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T2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3" style:family="text">
      <style:text-properties fo:color="#000000" loext:opacity="100%" style:font-name="Arial" fo:font-size="16pt" fo:font-style="italic" style:font-name-asian="Arial" style:font-size-asian="16pt" style:font-style-asian="italic" style:font-name-complex="Arial" style:font-size-complex="16pt" style:font-style-complex="italic"/>
    </style:style>
    <style:style style:name="T4" style:family="text">
      <style:text-properties fo:color="#000000" loext:opacity="100%" style:font-name="Arial" fo:font-size="18pt" fo:letter-spacing="-0.03cm" fo:font-style="italic" style:font-name-asian="Arial" style:font-size-asian="18pt" style:font-style-asian="italic" style:font-name-complex="Arial" style:font-size-complex="18pt" style:font-style-complex="italic"/>
    </style:style>
    <style:style style:name="T5" style:family="text">
      <style:text-properties fo:color="#000000" loext:opacity="100%" style:font-name="Arial" fo:font-size="14.1000003814697pt" fo:font-style="italic" style:font-name-asian="Arial" style:font-size-asian="14.1000003814697pt" style:font-style-asian="italic" style:font-name-complex="Arial" style:font-size-complex="14.1000003814697pt" style:font-style-complex="italic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tyle="italic" style:text-underline-style="solid" style:text-underline-width="auto" style:text-underline-color="font-color" style:font-name-asian="Arial" style:font-size-asian="13pt" style:font-style-asian="italic" style:font-name-complex="Arial" style:font-size-complex="13pt" style:font-style-complex="italic"/>
    </style:style>
    <style:style style:name="T8" style:family="text">
      <style:text-properties fo:font-size="13.8000001907349pt" fo:font-style="italic" style:font-size-asian="13.8000001907349pt" style:font-style-asian="italic" style:font-size-complex="13.8000001907349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.8000001907349pt" fo:font-style="italic" fo:text-shadow="none" style:text-underline-style="none" fo:font-weight="normal" style:letter-kerning="true" style:font-name-asian="Noto Sans CJK SC" style:font-size-asian="13.8000001907349pt" style:font-style-asian="italic" style:font-weight-asian="normal" style:font-name-complex="Lohit Marathi" style:font-size-complex="13.8000001907349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3.6999998092651pt" fo:font-style="italic" style:font-size-asian="13.6999998092651pt" style:font-style-asian="italic" style:font-size-complex="13.6999998092651pt" style:font-style-complex="italic"/>
    </style:style>
    <style:style style:name="T12" style:family="text">
      <style:text-properties fo:font-size="12.1000003814697pt" fo:letter-spacing="-0.03cm" fo:font-style="italic" style:font-size-asian="12.1000003814697pt" style:font-style-asian="italic" style:font-size-complex="12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Ве" draw:style-name="dp1" draw:master-page-name="PM0">
        <draw:line draw:style-name="gr1" draw:text-style-name="P1" draw:layer="layout" svg:x1="2cm" svg:y1="29.2cm" svg:x2="2cm" svg:y2="2cm">
          <text:p/>
        </draw:line>
        <draw:line draw:style-name="gr1" draw:text-style-name="P1" draw:layer="layout" svg:x1="20.5cm" svg:y1="0.5cm" svg:x2="20.5cm" svg:y2="29.2cm">
          <text:p/>
        </draw:line>
        <draw:line draw:style-name="gr2" draw:text-style-name="P1" draw:layer="layout" svg:x1="15.5cm" svg:y1="26.7cm" svg:x2="15.5cm" svg:y2="29.2cm">
          <text:p/>
        </draw:line>
        <draw:line draw:style-name="gr2" draw:text-style-name="P1" draw:layer="layout" svg:x1="8.5cm" svg:y1="26.7cm" svg:x2="20.5cm" svg:y2="26.7cm">
          <text:p/>
        </draw:line>
        <draw:line draw:style-name="gr2" draw:text-style-name="P1" draw:layer="layout" svg:x1="18.5cm" svg:y1="26.7cm" svg:x2="18.5cm" svg:y2="27.699cm">
          <text:p/>
        </draw:line>
        <draw:line draw:style-name="gr2" draw:text-style-name="P1" draw:layer="layout" svg:x1="15.5cm" svg:y1="27.2cm" svg:x2="20.5cm" svg:y2="27.2cm">
          <text:p/>
        </draw:line>
        <draw:line draw:style-name="gr3" draw:text-style-name="P1" draw:layer="layout" svg:x1="16cm" svg:y1="27.2cm" svg:x2="16cm" svg:y2="27.699cm">
          <text:p/>
        </draw:line>
        <draw:line draw:style-name="gr3" draw:text-style-name="P1" draw:layer="layout" svg:x1="16.5cm" svg:y1="27.2cm" svg:x2="16.5cm" svg:y2="27.699cm">
          <text:p/>
        </draw:line>
        <draw:line draw:style-name="gr2" draw:text-style-name="P1" draw:layer="layout" svg:x1="17cm" svg:y1="26.7cm" svg:x2="17cm" svg:y2="27.699cm">
          <text:p/>
        </draw:line>
        <draw:line draw:style-name="gr2" draw:text-style-name="P1" draw:layer="layout" svg:x1="20.5cm" svg:y1="27.7cm" svg:x2="15.5cm" svg:y2="27.7cm">
          <text:p/>
        </draw:line>
        <draw:line draw:style-name="gr2" draw:text-style-name="P1" draw:layer="layout" svg:x1="8.5cm" svg:y1="25.2cm" svg:x2="8.5cm" svg:y2="29.2cm">
          <text:p/>
        </draw:line>
        <draw:line draw:style-name="gr3" draw:text-style-name="P1" draw:layer="layout" svg:x1="8.499cm" svg:y1="25.7cm" svg:x2="2cm" svg:y2="25.7cm">
          <text:p/>
        </draw:line>
        <draw:line draw:style-name="gr2" draw:text-style-name="P1" draw:layer="layout" svg:x1="2cm" svg:y1="25.2cm" svg:x2="20.5cm" svg:y2="25.2cm">
          <text:p/>
        </draw:line>
        <draw:line draw:style-name="gr2" draw:text-style-name="P1" draw:layer="layout" svg:x1="7.5cm" svg:y1="25.2cm" svg:x2="7.5cm" svg:y2="29.2cm">
          <text:p/>
        </draw:line>
        <draw:line draw:style-name="gr2" draw:text-style-name="P1" draw:layer="layout" svg:x1="6cm" svg:y1="25.2cm" svg:x2="6cm" svg:y2="29.2cm">
          <text:p/>
        </draw:line>
        <draw:line draw:style-name="gr2" draw:text-style-name="P1" draw:layer="layout" svg:x1="3.7cm" svg:y1="25.2cm" svg:x2="3.7cm" svg:y2="29.2cm">
          <text:p/>
        </draw:line>
        <draw:line draw:style-name="gr2" draw:text-style-name="P1" draw:layer="layout" svg:x1="8.499cm" svg:y1="26.7cm" svg:x2="2cm" svg:y2="26.7cm">
          <text:p/>
        </draw:line>
        <draw:line draw:style-name="gr3" draw:text-style-name="P1" draw:layer="layout" svg:x1="2cm" svg:y1="27.2cm" svg:x2="8.499cm" svg:y2="27.2cm">
          <text:p/>
        </draw:line>
        <draw:line draw:style-name="gr3" draw:text-style-name="P1" draw:layer="layout" svg:x1="8.499cm" svg:y1="27.7cm" svg:x2="2cm" svg:y2="27.7cm">
          <text:p/>
        </draw:line>
        <draw:line draw:style-name="gr3" draw:text-style-name="P1" draw:layer="layout" svg:x1="2cm" svg:y1="28.2cm" svg:x2="8.499cm" svg:y2="28.2cm">
          <text:p/>
        </draw:line>
        <draw:line draw:style-name="gr3" draw:text-style-name="P1" draw:layer="layout" svg:x1="8.499cm" svg:y1="28.7cm" svg:x2="2cm" svg:y2="28.7cm">
          <text:p/>
        </draw:line>
        <draw:line draw:style-name="gr2" draw:text-style-name="P1" draw:layer="layout" svg:x1="2cm" svg:y1="26.2cm" svg:x2="8.499cm" svg:y2="26.2cm">
          <text:p/>
        </draw:line>
        <draw:line draw:style-name="gr2" draw:text-style-name="P1" draw:layer="layout" svg:x1="2.7cm" svg:y1="25.2cm" svg:x2="2.7cm" svg:y2="26.699cm">
          <text:p/>
        </draw:line>
        <draw:line draw:style-name="gr1" draw:text-style-name="P1" draw:layer="layout" svg:x1="2cm" svg:y1="29.2cm" svg:x2="20.5cm" svg:y2="29.2cm">
          <text:p/>
        </draw:line>
        <draw:frame draw:style-name="gr4" draw:text-style-name="P3" draw:layer="layout" svg:width="0.7cm" svg:height="0.5cm" svg:x="2cm" svg:y="26.199cm">
          <draw:text-box>
            <text:p text:style-name="P2"><text:span text:style-name="T1">Изм.</text:span></text:p>
          </draw:text-box>
        </draw:frame>
        <draw:frame draw:style-name="gr4" draw:text-style-name="P3" draw:layer="layout" svg:width="1cm" svg:height="0.5cm" svg:x="2.7cm" svg:y="26.199cm">
          <draw:text-box>
            <text:p text:style-name="P2"><text:span text:style-name="T1">Лист</text:span></text:p>
          </draw:text-box>
        </draw:frame>
        <draw:frame draw:style-name="gr4" draw:text-style-name="P3" draw:layer="layout" svg:width="2.3cm" svg:height="0.5cm" svg:x="3.7cm" svg:y="26.199cm">
          <draw:text-box>
            <text:p text:style-name="P2"><text:span text:style-name="T1">№ </text:span><text:span text:style-name="T1">докум.</text:span></text:p>
          </draw:text-box>
        </draw:frame>
        <draw:frame draw:style-name="gr4" draw:text-style-name="P3" draw:layer="layout" svg:width="1.5cm" svg:height="0.5cm" svg:x="6cm" svg:y="26.199cm">
          <draw:text-box>
            <text:p text:style-name="P2"><text:span text:style-name="T1">Подп.</text:span></text:p>
          </draw:text-box>
        </draw:frame>
        <draw:frame draw:style-name="gr4" draw:text-style-name="P3" draw:layer="layout" svg:width="1cm" svg:height="0.5cm" svg:x="7.5cm" svg:y="26.199cm">
          <draw:text-box>
            <text:p text:style-name="P2"><text:span text:style-name="T1">Дата</text:span></text:p>
          </draw:text-box>
        </draw:frame>
        <draw:frame draw:style-name="gr5" draw:text-style-name="P5" draw:layer="layout" svg:width="1.597cm" svg:height="0.534cm" svg:x="2.055cm" svg:y="26.666cm">
          <draw:text-box>
            <text:p text:style-name="P4"><text:span text:style-name="T2">Разраб.</text:span></text:p>
          </draw:text-box>
        </draw:frame>
        <draw:frame draw:style-name="gr5" draw:text-style-name="P5" draw:layer="layout" svg:width="1.597cm" svg:height="0.534cm" svg:x="2.055cm" svg:y="27.166cm">
          <draw:text-box>
            <text:p text:style-name="P4"><text:span text:style-name="T2">Пров.</text:span></text:p>
          </draw:text-box>
        </draw:frame>
        <draw:frame draw:style-name="gr5" draw:text-style-name="P5" draw:layer="layout" svg:width="1.597cm" svg:height="0.534cm" svg:x="2.055cm" svg:y="27.666cm">
          <draw:text-box>
            <text:p text:style-name="P4"><text:span text:style-name="T2">Т. контр.</text:span></text:p>
          </draw:text-box>
        </draw:frame>
        <draw:frame draw:style-name="gr5" draw:text-style-name="P5" draw:layer="layout" svg:width="1.597cm" svg:height="0.534cm" svg:x="2.055cm" svg:y="28.161cm">
          <draw:text-box>
            <text:p text:style-name="P4"><text:span text:style-name="T2">Н. контр.</text:span></text:p>
          </draw:text-box>
        </draw:frame>
        <draw:frame draw:style-name="gr5" draw:text-style-name="P5" draw:layer="layout" svg:width="1.597cm" svg:height="0.534cm" svg:x="2.055cm" svg:y="28.666cm">
          <draw:text-box>
            <text:p text:style-name="P4"><text:span text:style-name="T2">Утв.</text:span></text:p>
          </draw:text-box>
        </draw:frame>
        <draw:frame draw:style-name="gr5" draw:text-style-name="P5" draw:layer="layout" svg:width="2.203cm" svg:height="0.534cm" svg:x="3.748cm" svg:y="26.666cm">
          <draw:text-box>
            <text:p text:style-name="P4"><text:span text:style-name="T2">Мискевич</text:span></text:p>
          </draw:text-box>
        </draw:frame>
        <draw:frame draw:style-name="gr5" draw:text-style-name="P5" draw:layer="layout" svg:width="2.203cm" svg:height="0.534cm" svg:x="3.748cm" svg:y="27.166cm">
          <draw:text-box>
            <text:p text:style-name="P4"><text:span text:style-name="T2">Лукьянова</text:span></text:p>
          </draw:text-box>
        </draw:frame>
        <draw:frame draw:style-name="gr6" draw:text-style-name="P7" draw:layer="layout" svg:width="7cm" svg:height="2.5cm" svg:x="8.5cm" svg:y="26.7cm">
          <draw:text-box>
            <text:p text:style-name="P6"><text:span text:style-name="T3">С</text:span><text:span text:style-name="T3">у</text:span><text:span text:style-name="T3">м</text:span><text:span text:style-name="T3">м</text:span><text:span text:style-name="T3">а</text:span><text:span text:style-name="T3">т</text:span><text:span text:style-name="T3">о</text:span><text:span text:style-name="T3">р</text:span><text:span text:style-name="T3">-</text:span><text:span text:style-name="T3">у</text:span><text:span text:style-name="T3">м</text:span><text:span text:style-name="T3">н</text:span><text:span text:style-name="T3">о</text:span><text:span text:style-name="T3">ж</text:span><text:span text:style-name="T3">и</text:span><text:span text:style-name="T3">т</text:span><text:span text:style-name="T3">е</text:span><text:span text:style-name="T3">л</text:span><text:span text:style-name="T3">ь</text:span></text:p>
            <text:p text:style-name="P6"><text:span text:style-name="T3">В</text:span><text:span text:style-name="T3">е</text:span><text:span text:style-name="T3">д</text:span><text:span text:style-name="T3">о</text:span><text:span text:style-name="T3">м</text:span><text:span text:style-name="T3">о</text:span><text:span text:style-name="T3">с</text:span><text:span text:style-name="T3">т</text:span><text:span text:style-name="T3">ь </text:span><text:span text:style-name="T3">д</text:span><text:span text:style-name="T3">о</text:span><text:span text:style-name="T3">к</text:span><text:span text:style-name="T3">у</text:span><text:span text:style-name="T3">м</text:span><text:span text:style-name="T3">е</text:span><text:span text:style-name="T3">н</text:span><text:span text:style-name="T3">т</text:span><text:span text:style-name="T3">о</text:span><text:span text:style-name="T3">в</text:span></text:p>
          </draw:text-box>
        </draw:frame>
        <draw:frame draw:style-name="gr7" draw:text-style-name="P9" draw:layer="layout" svg:width="12cm" svg:height="1.5cm" svg:x="8.5cm" svg:y="25.2cm">
          <draw:text-box>
            <text:p text:style-name="P8"><text:span text:style-name="T4">ГУИР.6-05-0611-</text:span><text:span text:style-name="T4">05.318 Е.1</text:span></text:p>
          </draw:text-box>
        </draw:frame>
        <draw:frame draw:style-name="gr4" draw:text-style-name="P3" draw:layer="layout" svg:width="1.5cm" svg:height="0.5cm" svg:x="15.5cm" svg:y="26.699cm">
          <draw:text-box>
            <text:p text:style-name="P2"><text:span text:style-name="T1">Лит.</text:span></text:p>
          </draw:text-box>
        </draw:frame>
        <draw:frame draw:style-name="gr4" draw:text-style-name="P3" draw:layer="layout" svg:width="1.5cm" svg:height="0.5cm" svg:x="17cm" svg:y="26.699cm">
          <draw:text-box>
            <text:p text:style-name="P2"><text:span text:style-name="T1">Лист</text:span></text:p>
          </draw:text-box>
        </draw:frame>
        <draw:frame draw:style-name="gr4" draw:text-style-name="P3" draw:layer="layout" svg:width="2cm" svg:height="0.5cm" svg:x="18.5cm" svg:y="26.699cm">
          <draw:text-box>
            <text:p text:style-name="P2"><text:span text:style-name="T1">Листов</text:span></text:p>
          </draw:text-box>
        </draw:frame>
        <draw:frame draw:style-name="gr8" draw:text-style-name="P3" draw:layer="layout" svg:width="0.5cm" svg:height="0.5cm" svg:x="16cm" svg:y="27.2cm">
          <draw:text-box>
            <text:p text:style-name="P2"><text:span text:style-name="T1">У</text:span></text:p>
          </draw:text-box>
        </draw:frame>
        <draw:frame draw:style-name="gr8" draw:text-style-name="P3" draw:layer="layout" svg:width="2cm" svg:height="0.5cm" svg:x="18.5cm" svg:y="27.2cm">
          <draw:text-box>
            <text:p text:style-name="P2"><text:span text:style-name="T1">1</text:span></text:p>
          </draw:text-box>
        </draw:frame>
        <draw:frame draw:style-name="gr9" draw:text-style-name="P1" draw:layer="layout" svg:width="5cm" svg:height="1.5cm" svg:x="15.5cm" svg:y="27.7cm">
          <draw:text-box>
            <text:p text:style-name="P10"><text:span text:style-name="T5">Э</text:span><text:span text:style-name="T5">В</text:span><text:span text:style-name="T5">М, </text:span><text:span text:style-name="T5">гр</text:span><text:span text:style-name="T5">.3</text:span><text:span text:style-name="T5">58</text:span><text:span text:style-name="T5">30</text:span><text:span text:style-name="T5">3</text:span></text:p>
          </draw:text-box>
        </draw:frame>
        <draw:line draw:style-name="gr1" draw:text-style-name="P1" draw:layer="layout" svg:x1="8cm" svg:y1="0.5cm" svg:x2="20.5cm" svg:y2="0.5cm">
          <text:p/>
        </draw:line>
        <draw:line draw:style-name="gr1" draw:text-style-name="P1" draw:layer="layout" svg:x1="2cm" svg:y1="2cm" svg:x2="20.5cm" svg:y2="2cm">
          <text:p/>
        </draw:line>
        <draw:frame draw:style-name="gr8" draw:text-style-name="P3" draw:layer="layout" svg:width="1.5cm" svg:height="0.5cm" svg:x="17cm" svg:y="27.208cm">
          <draw:text-box>
            <text:p text:style-name="P2"><text:span text:style-name="T1">1</text:span></text:p>
          </draw:text-box>
        </draw:frame>
        <draw:line draw:style-name="gr2" draw:text-style-name="P1" draw:layer="layout" svg:x1="8cm" svg:y1="0.5cm" svg:x2="8cm" svg:y2="25.199cm">
          <text:p/>
        </draw:line>
        <draw:line draw:style-name="gr2" draw:text-style-name="P1" draw:layer="layout" svg:x1="17.5cm" svg:y1="0.5cm" svg:x2="17.5cm" svg:y2="25.199cm">
          <text:p/>
        </draw:line>
        <draw:line draw:style-name="gr10" draw:text-style-name="P1" draw:layer="layout" svg:x1="2cm" svg:y1="2.8cm" svg:x2="20.5cm" svg:y2="2.8cm">
          <text:p/>
        </draw:line>
        <draw:line draw:style-name="gr11" draw:text-style-name="P1" draw:layer="layout" svg:x1="2cm" svg:y1="3.6cm" svg:x2="20.5cm" svg:y2="3.6cm">
          <text:p/>
        </draw:line>
        <draw:line draw:style-name="gr11" draw:text-style-name="P1" draw:layer="layout" svg:x1="2cm" svg:y1="4.4cm" svg:x2="20.5cm" svg:y2="4.4cm">
          <text:p/>
        </draw:line>
        <draw:line draw:style-name="gr11" draw:text-style-name="P1" draw:layer="layout" svg:x1="2cm" svg:y1="5.2cm" svg:x2="20.5cm" svg:y2="5.2cm">
          <text:p/>
        </draw:line>
        <draw:line draw:style-name="gr11" draw:text-style-name="P1" draw:layer="layout" svg:x1="2cm" svg:y1="6cm" svg:x2="20.5cm" svg:y2="6cm">
          <text:p/>
        </draw:line>
        <draw:line draw:style-name="gr11" draw:text-style-name="P1" draw:layer="layout" svg:x1="2cm" svg:y1="6.8cm" svg:x2="20.5cm" svg:y2="6.8cm">
          <text:p/>
        </draw:line>
        <draw:line draw:style-name="gr11" draw:text-style-name="P1" draw:layer="layout" svg:x1="2cm" svg:y1="7.6cm" svg:x2="20.5cm" svg:y2="7.6cm">
          <text:p/>
        </draw:line>
        <draw:line draw:style-name="gr11" draw:text-style-name="P1" draw:layer="layout" svg:x1="2cm" svg:y1="8.4cm" svg:x2="20.5cm" svg:y2="8.4cm">
          <text:p/>
        </draw:line>
        <draw:line draw:style-name="gr11" draw:text-style-name="P1" draw:layer="layout" svg:x1="2cm" svg:y1="9.2cm" svg:x2="20.5cm" svg:y2="9.2cm">
          <text:p/>
        </draw:line>
        <draw:line draw:style-name="gr11" draw:text-style-name="P1" draw:layer="layout" svg:x1="2cm" svg:y1="10cm" svg:x2="20.5cm" svg:y2="10cm">
          <text:p/>
        </draw:line>
        <draw:line draw:style-name="gr11" draw:text-style-name="P1" draw:layer="layout" svg:x1="2cm" svg:y1="10.8cm" svg:x2="20.5cm" svg:y2="10.8cm">
          <text:p/>
        </draw:line>
        <draw:line draw:style-name="gr11" draw:text-style-name="P1" draw:layer="layout" svg:x1="2cm" svg:y1="11.6cm" svg:x2="20.5cm" svg:y2="11.6cm">
          <text:p/>
        </draw:line>
        <draw:line draw:style-name="gr11" draw:text-style-name="P1" draw:layer="layout" svg:x1="2cm" svg:y1="12.4cm" svg:x2="20.5cm" svg:y2="12.4cm">
          <text:p/>
        </draw:line>
        <draw:line draw:style-name="gr11" draw:text-style-name="P1" draw:layer="layout" svg:x1="2cm" svg:y1="13.2cm" svg:x2="20.5cm" svg:y2="13.2cm">
          <text:p/>
        </draw:line>
        <draw:line draw:style-name="gr11" draw:text-style-name="P1" draw:layer="layout" svg:x1="2cm" svg:y1="14cm" svg:x2="20.5cm" svg:y2="14cm">
          <text:p/>
        </draw:line>
        <draw:line draw:style-name="gr11" draw:text-style-name="P1" draw:layer="layout" svg:x1="2cm" svg:y1="14.8cm" svg:x2="20.5cm" svg:y2="14.8cm">
          <text:p/>
        </draw:line>
        <draw:line draw:style-name="gr11" draw:text-style-name="P1" draw:layer="layout" svg:x1="2cm" svg:y1="15.6cm" svg:x2="20.5cm" svg:y2="15.6cm">
          <text:p/>
        </draw:line>
        <draw:line draw:style-name="gr11" draw:text-style-name="P1" draw:layer="layout" svg:x1="2cm" svg:y1="16.4cm" svg:x2="20.5cm" svg:y2="16.4cm">
          <text:p/>
        </draw:line>
        <draw:line draw:style-name="gr11" draw:text-style-name="P1" draw:layer="layout" svg:x1="2cm" svg:y1="17.2cm" svg:x2="20.5cm" svg:y2="17.2cm">
          <text:p/>
        </draw:line>
        <draw:line draw:style-name="gr11" draw:text-style-name="P1" draw:layer="layout" svg:x1="2cm" svg:y1="18cm" svg:x2="20.5cm" svg:y2="18cm">
          <text:p/>
        </draw:line>
        <draw:line draw:style-name="gr11" draw:text-style-name="P1" draw:layer="layout" svg:x1="2cm" svg:y1="18.8cm" svg:x2="20.5cm" svg:y2="18.8cm">
          <text:p/>
        </draw:line>
        <draw:line draw:style-name="gr11" draw:text-style-name="P1" draw:layer="layout" svg:x1="2cm" svg:y1="19.6cm" svg:x2="20.5cm" svg:y2="19.6cm">
          <text:p/>
        </draw:line>
        <draw:line draw:style-name="gr11" draw:text-style-name="P1" draw:layer="layout" svg:x1="2cm" svg:y1="20.4cm" svg:x2="20.5cm" svg:y2="20.4cm">
          <text:p/>
        </draw:line>
        <draw:line draw:style-name="gr11" draw:text-style-name="P1" draw:layer="layout" svg:x1="2cm" svg:y1="21.2cm" svg:x2="20.5cm" svg:y2="21.2cm">
          <text:p/>
        </draw:line>
        <draw:line draw:style-name="gr11" draw:text-style-name="P1" draw:layer="layout" svg:x1="2cm" svg:y1="22cm" svg:x2="20.5cm" svg:y2="22cm">
          <text:p/>
        </draw:line>
        <draw:line draw:style-name="gr11" draw:text-style-name="P1" draw:layer="layout" svg:x1="2cm" svg:y1="22.8cm" svg:x2="20.5cm" svg:y2="22.8cm">
          <text:p/>
        </draw:line>
        <draw:line draw:style-name="gr11" draw:text-style-name="P1" draw:layer="layout" svg:x1="2cm" svg:y1="23.6cm" svg:x2="20.5cm" svg:y2="23.6cm">
          <text:p/>
        </draw:line>
        <draw:line draw:style-name="gr11" draw:text-style-name="P1" draw:layer="layout" svg:x1="2cm" svg:y1="24.4cm" svg:x2="20.5cm" svg:y2="24.4cm">
          <text:p/>
        </draw:line>
        <draw:frame draw:style-name="gr7" draw:text-style-name="P12" draw:layer="layout" svg:width="9.5cm" svg:height="1.5cm" svg:x="8cm" svg:y="0.5cm">
          <draw:text-box>
            <text:p text:style-name="P11"><text:span text:style-name="T6">Наим</text:span><text:span text:style-name="T6">енова</text:span><text:span text:style-name="T6">ние</text:span></text:p>
          </draw:text-box>
        </draw:frame>
        <draw:frame draw:style-name="gr12" draw:text-style-name="P12" draw:layer="layout" svg:width="3cm" svg:height="1.5cm" svg:x="17.5cm" svg:y="0.499cm">
          <draw:text-box>
            <text:p text:style-name="P11"><text:span text:style-name="T6">Приме</text:span><text:span text:style-name="T6">чание</text:span></text:p>
          </draw:text-box>
        </draw:frame>
        <draw:frame draw:style-name="gr7" draw:text-style-name="P12" draw:layer="layout" svg:width="6cm" svg:height="1.5cm" svg:x="2cm" svg:y="0.5cm">
          <draw:text-box>
            <text:p text:style-name="P11"><text:span text:style-name="T6">Обозн</text:span><text:span text:style-name="T6">ачени</text:span><text:span text:style-name="T6">е</text:span></text:p>
          </draw:text-box>
        </draw:frame>
        <draw:line draw:style-name="gr13" draw:text-style-name="P1" draw:layer="layout" svg:x1="2cm" svg:y1="0.5cm" svg:x2="2cm" svg:y2="2cm">
          <text:p/>
        </draw:line>
        <draw:line draw:style-name="gr13" draw:text-style-name="P1" draw:layer="layout" svg:x1="7.999cm" svg:y1="0.5cm" svg:x2="2cm" svg:y2="0.5cm">
          <text:p/>
        </draw:line>
        <draw:frame draw:style-name="gr14" draw:text-style-name="P14" draw:layer="layout" svg:width="9.5cm" svg:height="0.901cm" svg:x="8cm" svg:y="2.693cm">
          <draw:text-box>
            <text:p text:style-name="P13"><text:span text:style-name="T7">Графи</text:span><text:span text:style-name="T7">ческие </text:span><text:span text:style-name="T7">докум</text:span><text:span text:style-name="T7">енты</text:span></text:p>
          </draw:text-box>
        </draw:frame>
        <draw:frame draw:style-name="gr15" draw:text-style-name="P17" draw:layer="layout" svg:width="9.5cm" svg:height="1.851cm" svg:x="8cm" svg:y="4.156cm">
          <draw:text-box>
            <text:p text:style-name="P15"><text:span text:style-name="T8">Сумма</text:span><text:span text:style-name="T8">тор-</text:span><text:span text:style-name="T8">умнож</text:span><text:span text:style-name="T8">итель </text:span><text:span text:style-name="T8">первог</text:span><text:span text:style-name="T8">о </text:span><text:span text:style-name="T8">типа</text:span></text:p>
            <text:p text:style-name="P16"><text:span text:style-name="T8">Схема </text:span><text:span text:style-name="T8">элект</text:span><text:span text:style-name="T8">рическ</text:span><text:span text:style-name="T8">ая </text:span><text:span text:style-name="T8">струк</text:span><text:span text:style-name="T8">турна</text:span><text:span text:style-name="T8">я</text:span></text:p>
          </draw:text-box>
        </draw:frame>
        <draw:frame draw:style-name="gr16" draw:text-style-name="P19" draw:layer="layout" svg:width="3cm" svg:height="0.793cm" svg:x="17.5cm" svg:y="4.4cm">
          <draw:text-box>
            <text:p text:style-name="P18"><text:span text:style-name="T9">А3</text:span></text:p>
          </draw:text-box>
        </draw:frame>
        <draw:frame draw:style-name="gr17" draw:text-style-name="P17" draw:layer="layout" svg:width="9.5cm" svg:height="2.651cm" svg:x="7.984cm" svg:y="5.749cm">
          <draw:text-box>
            <text:p text:style-name="P15"><text:span text:style-name="T10">Однор</text:span><text:span text:style-name="T10">азрядн</text:span><text:span text:style-name="T10">ый </text:span><text:span text:style-name="T10">четве</text:span><text:span text:style-name="T10">ричны</text:span><text:span text:style-name="T10">й </text:span><text:span text:style-name="T10">сумма</text:span><text:span text:style-name="T10">тор. </text:span><text:span text:style-name="T10">Схема </text:span><text:span text:style-name="T10">элект</text:span><text:span text:style-name="T10">рическ</text:span><text:span text:style-name="T10">ая </text:span><text:span text:style-name="T8">функц</text:span><text:span text:style-name="T8">ионал</text:span><text:span text:style-name="T8">ьная. <text:s/></text:span></text:p>
          </draw:text-box>
        </draw:frame>
        <draw:frame draw:style-name="gr17" draw:text-style-name="P21" draw:layer="layout" svg:width="6cm" svg:height="0.8cm" svg:x="2cm" svg:y="4.4cm">
          <draw:text-box>
            <text:p text:style-name="P20"><text:span text:style-name="T11">ГУИР.6-</text:span><text:span text:style-name="T11">05-</text:span><text:span text:style-name="T11">0611-</text:span><text:span text:style-name="T11">05.318 </text:span><text:span text:style-name="T11">Э1</text:span></text:p>
          </draw:text-box>
        </draw:frame>
        <draw:frame draw:style-name="gr17" draw:text-style-name="P21" draw:layer="layout" svg:width="6cm" svg:height="0.8cm" svg:x="2cm" svg:y="6cm">
          <draw:text-box>
            <text:p text:style-name="P20"><text:span text:style-name="T11">ГУИР.6-</text:span><text:span text:style-name="T11">05-</text:span><text:span text:style-name="T11">0611-</text:span><text:span text:style-name="T11">05.318 </text:span><text:span text:style-name="T11">Э2.1</text:span></text:p>
          </draw:text-box>
        </draw:frame>
        <draw:frame draw:style-name="gr16" draw:text-style-name="P19" draw:layer="layout" svg:width="3cm" svg:height="0.793cm" svg:x="17.5cm" svg:y="6.007cm">
          <draw:text-box>
            <text:p text:style-name="P18"><text:span text:style-name="T9">А3</text:span></text:p>
          </draw:text-box>
        </draw:frame>
        <draw:frame draw:style-name="gr17" draw:text-style-name="P21" draw:layer="layout" svg:width="6cm" svg:height="0.8cm" svg:x="2cm" svg:y="8.4cm">
          <draw:text-box>
            <text:p text:style-name="P20"><text:span text:style-name="T11">ГУИР.6-</text:span><text:span text:style-name="T11">05-</text:span><text:span text:style-name="T11">0611-</text:span><text:span text:style-name="T11">05.318 </text:span><text:span text:style-name="T11">Э2.2</text:span></text:p>
          </draw:text-box>
        </draw:frame>
        <draw:frame draw:style-name="gr17" draw:text-style-name="P17" draw:layer="layout" svg:width="9.5cm" svg:height="2.651cm" svg:x="8cm" svg:y="8.149cm">
          <draw:text-box>
            <text:p text:style-name="P15"><text:span text:style-name="T10">Одноразрядный четверичный </text:span><text:span text:style-name="T8">умножитель-сумматор. Схема электрическая </text:span><text:span text:style-name="T8">функциональная </text:span></text:p>
          </draw:text-box>
        </draw:frame>
        <draw:frame draw:style-name="gr16" draw:text-style-name="P19" draw:layer="layout" svg:width="3cm" svg:height="0.793cm" svg:x="17.484cm" svg:y="8.407cm">
          <draw:text-box>
            <text:p text:style-name="P18"><text:span text:style-name="T9">А4</text:span></text:p>
          </draw:text-box>
        </draw:frame>
        <draw:frame draw:style-name="gr17" draw:text-style-name="P21" draw:layer="layout" svg:width="6cm" svg:height="0.8cm" svg:x="2cm" svg:y="10.8cm">
          <draw:text-box>
            <text:p text:style-name="P20"><text:span text:style-name="T11">ГУИР.6-05-0611-05.318 Э2.3</text:span></text:p>
          </draw:text-box>
        </draw:frame>
        <draw:frame draw:style-name="gr17" draw:text-style-name="P17" draw:layer="layout" svg:width="9.5cm" svg:height="3.451cm" svg:x="8cm" svg:y="10.549cm">
          <draw:text-box>
            <text:p text:style-name="P15"><text:span text:style-name="T10">Одноразрядный четверичный </text:span><text:span text:style-name="T8">сумматор. Реализация на мультиплексорах. Схема электрическая функциональная </text:span></text:p>
          </draw:text-box>
        </draw:frame>
        <draw:frame draw:style-name="gr16" draw:text-style-name="P19" draw:layer="layout" svg:width="3cm" svg:height="0.793cm" svg:x="17.5cm" svg:y="10.807cm">
          <draw:text-box>
            <text:p text:style-name="P18"><text:span text:style-name="T9">А4</text:span></text:p>
          </draw:text-box>
        </draw:frame>
        <draw:frame draw:style-name="gr18" draw:text-style-name="P14" draw:layer="layout" svg:width="9.5cm" svg:height="0.901cm" svg:x="8cm" svg:y="14.699cm">
          <draw:text-box>
            <text:p text:style-name="P13"><text:span text:style-name="T7">Текстовые документы</text:span></text:p>
          </draw:text-box>
        </draw:frame>
        <draw:frame draw:style-name="gr17" draw:text-style-name="P23" draw:layer="layout" svg:width="6cm" svg:height="0.8cm" svg:x="2cm" svg:y="16.4cm">
          <draw:text-box>
            <text:p text:style-name="P22"><text:span text:style-name="T12">БГУИР КР 6-05-0611-05.318 ПЗ</text:span></text:p>
          </draw:text-box>
        </draw:frame>
        <draw:frame draw:style-name="gr17" draw:text-style-name="P17" draw:layer="layout" svg:width="9.5cm" svg:height="3.451cm" svg:x="8cm" svg:y="16.149cm">
          <draw:text-box>
            <text:p text:style-name="P15"><text:span text:style-name="T8">Проектирование и логический синтез сумматора-умножителя чисел в двоично-четверичном коде. Пояснительная записка</text:span></text:p>
          </draw:text-box>
        </draw:frame>
        <draw:frame draw:style-name="gr16" draw:text-style-name="P19" draw:layer="layout" svg:width="3cm" svg:height="0.793cm" svg:x="17.5cm" svg:y="16.407cm">
          <draw:text-box>
            <text:p text:style-name="P18"><text:span text:style-name="T9">37с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09:13:25.721372503</dc:date>
    <meta:creation-date>2024-05-08T18:59:52Z</meta:creation-date>
    <meta:generator>LibreOffice/24.2.2.1$Linux_X86_64 LibreOffice_project/420$Build-1</meta:generator>
    <meta:editing-duration>PT19M2S</meta:editing-duration>
    <meta:editing-cycles>6</meta:editing-cycles>
    <meta:document-statistic meta:object-count="99"/>
  </office:meta>
</office:document-meta>
</file>